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713" officeooo:paragraph-rsid="000a2713"/>
    </style:style>
    <style:style style:name="P2" style:family="paragraph" style:parent-style-name="Standard">
      <style:paragraph-properties fo:text-align="start" style:justify-single-word="false"/>
      <style:text-properties officeooo:rsid="000a2713" officeooo:paragraph-rsid="000a271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2713" officeooo:paragraph-rsid="000a271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e2729" officeooo:paragraph-rsid="000e2729"/>
    </style:style>
    <style:style style:name="P5" style:family="paragraph" style:parent-style-name="Standard">
      <style:paragraph-properties fo:text-align="start" style:justify-single-word="false"/>
      <style:text-properties officeooo:rsid="000f55fd" officeooo:paragraph-rsid="000f55fd"/>
    </style:style>
    <style:style style:name="P6" style:family="paragraph" style:parent-style-name="Standard">
      <style:paragraph-properties fo:text-align="start" style:justify-single-word="false"/>
      <style:text-properties officeooo:rsid="001096fd" officeooo:paragraph-rsid="001096fd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23597" officeooo:paragraph-rsid="00123597" style:font-style-asian="italic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08609" officeooo:paragraph-rsid="0010860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096fd" officeooo:paragraph-rsid="001096fd"/>
    </style:style>
    <style:style style:name="T1" style:family="text">
      <style:text-properties officeooo:rsid="000e2729"/>
    </style:style>
    <style:style style:name="T2" style:family="text">
      <style:text-properties officeooo:rsid="00140e84"/>
    </style:style>
    <style:style style:name="T3" style:family="text">
      <style:text-properties officeooo:rsid="001823e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mework 1</text:p>
      <text:p text:style-name="P1"/>
      <text:p text:style-name="P2">1. <text:span text:style-name="T1">The state of a Linear Feedback Shift Register from a 1-error-correcting (7,4) cyclic decoder, after the whole received word </text:span><text:span text:style-name="T1"><draw:frame draw:style-name="fr1" draw:name="Object1" text:anchor-type="as-char" svg:y="-0.1484in" svg:width="0.157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is:</text:span></text:p>
      <text:p text:style-name="P2"><draw:frame draw:style-name="fr2" draw:name="Object2" text:anchor-type="paragraph" svg:y="0in" svg:width="0.2835in" svg:height="0.657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/>
      <text:p text:style-name="P2"/>
      <text:p text:style-name="P4">The generator polynomial is <draw:frame draw:style-name="fr1" draw:name="Object3" text:anchor-type="as-char" svg:y="-0.172in" svg:width="1.1827in" svg:height="0.220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4"/>
      <text:p text:style-name="P4">Is there an error present? If yes, find the location of the error (its position in <draw:frame draw:style-name="fr1" draw:name="Object4" text:anchor-type="as-char" svg:y="-0.1484in" svg:width="0.1575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).</text:p>
      <text:p text:style-name="P4"/>
      <text:p text:style-name="P4"/>
      <text:p text:style-name="P5">2. <text:s/>In a multiplication circuit with <text:span text:style-name="T3">4 </text:span>modulo-2 adders places outside the binary cells, we know the following:</text:p>
      <text:list xml:id="list476085971803895957" text:style-name="L1">
        <text:list-item>
          <text:p text:style-name="P8">during the first 4 moments, the input is 1 0 0 1 and the output is 1 1 0 1 </text:p>
        </text:list-item>
        <text:list-item>
          <text:p text:style-name="P9">during the first 5 moments, the last binary cells has the values 0 0 0 0 1</text:p>
        </text:list-item>
      </text:list>
      <text:p text:style-name="P6"/>
      <text:p text:style-name="P6">Find the generator polynomial of the circuit.</text:p>
      <text:p text:style-name="P6"/>
      <text:p text:style-name="P7">Hint: draw the functioning table, fill the known values, then reason <text:span text:style-name="T2">what are be the values of </text:span><text:span text:style-name="T2"><draw:frame draw:style-name="fr1" draw:name="Object5" text:anchor-type="as-char" svg:y="-0.1484in" svg:width="0.2043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 </meta:initial-creator>
    <meta:creation-date>2016-11-21T21:04:04.796953695</meta:creation-date>
    <dc:date>2016-12-23T01:56:51.342995117</dc:date>
    <meta:editing-duration>PT37M18S</meta:editing-duration>
    <meta:editing-cycles>13</meta:editing-cycles>
    <meta:generator>LibreOffice/4.3.3.2$Linux_x86 LibreOffice_project/430m0$Build-2</meta:generator>
    <meta:document-statistic meta:table-count="0" meta:image-count="0" meta:object-count="5" meta:page-count="1" meta:paragraph-count="9" meta:word-count="127" meta:character-count="657" meta:non-whitespace-character-count="538"/>
  </office:meta>
</office:document-meta>
</file>

<file path=Object 1/content.xml><?xml version="1.0" encoding="utf-8"?>
<math xmlns="http://www.w3.org/1998/Math/MathML" display="block">
  <semantics>
    <mstyle mathvariant="bold">
      <mi>r</mi>
    </mstyle>
    <annotation encoding="StarMath 5.0">bold r </annotation>
  </semantics>
</math>
</file>

<file path=Object 2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</mtr>
          <mtr>
            <mtd>
              <mn>0</mn>
            </mtd>
          </mtr>
          <mtr>
            <mtd>
              <mn>1</mn>
            </mtd>
          </mtr>
        </mtable>
      </mrow>
      <mo fence="true" stretchy="true">]</mo>
    </mrow>
    <annotation encoding="StarMath 5.0">left[matrix{1## 0## 1}right]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⊕</mo>
          <msup>
            <mi>x</mi>
            <mn>2</mn>
          </msup>
          <mo stretchy="false">⊕</mo>
          <msup>
            <mi>x</mi>
            <mn>3</mn>
          </msup>
        </mrow>
      </mrow>
    </mrow>
    <annotation encoding="StarMath 5.0">g( x )= 1 oplus x^2 oplus x^3</annotation>
  </semantics>
</math>
</file>

<file path=Object 4/content.xml><?xml version="1.0" encoding="utf-8"?>
<math xmlns="http://www.w3.org/1998/Math/MathML" display="block">
  <semantics>
    <mstyle mathvariant="bold">
      <mi>r</mi>
    </mstyle>
    <annotation encoding="StarMath 5.0">bold r </annotation>
  </semantics>
</math>
</file>

<file path=Object 5/content.xml><?xml version="1.0" encoding="utf-8"?>
<math xmlns="http://www.w3.org/1998/Math/MathML" display="block">
  <semantics>
    <msub>
      <mi>g</mi>
      <mi>i</mi>
    </msub>
    <annotation encoding="StarMath 5.0">g_i</annotation>
  </semantics>
</math>
</file>